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en" fo:country="US"/>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writing-mode="lr-tb"/>
    </style:style>
    <style:style style:name="P5" style:family="paragraph" style:parent-style-name="Text_20_body">
      <style:text-properties fo:language="ru" fo:country="RU"/>
    </style:style>
    <style:style style:name="P6" style:family="paragraph" style:parent-style-name="Text_20_body">
      <style:text-properties fo:language="en" fo:country="US"/>
    </style:style>
    <style:style style:name="T1" style:family="text">
      <style:text-properties fo:language="ru" fo:country="RU"/>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Указателем на класс всегда является его имя.</text:p>
      <text:p text:style-name="P5"/>
      <text:p text:style-name="P5">Каждый класс имеет собственный (<text:span text:style-name="T2">uid) </text:span>генератор генерирующий указатели на объекты данного класса</text:p>
      <text:p text:style-name="P5"/>
      <text:p text:style-name="P5"/>
      <text:p text:style-name="P5"/>
      <text:p text:style-name="Text_20_body"/>
      <text:p text:style-name="Text_20_body"/>
      <text:p text:style-name="Text_20_body"/>
      <text:p text:style-name="Text_20_body">class::def</text:p>
      <text:p text:style-name="Text_20_body"/>
      <text:p text:style-name="Text_20_body">def::class( name, prefix, suffix, charsetptr/parent )</text:p>
      <text:p text:style-name="Text_20_body"/>
      <text:p text:style-name="Text_20_body">class( name, pfx, sfx, csptr ) {</text:p>
      <text:p text:style-name="Text_20_body"/>
      <text:p text:style-name="P6">name —<text:span text:style-name="T1"> является уникальным именем объявляемого класса</text:span></text:p>
      <text:p text:style-name="P5"/>
      <text:p text:style-name="P5"/>
      <text:p text:style-name="P5">если <text:span text:style-name="T2">prefix == “” </text:span>- то префикс берётся тем-же что и у парент-ласса</text:p>
      <text:p text:style-name="P5"/>
      <text:p text:style-name="P5">если <text:s/><text:span text:style-name="T2">prefix – </text:span>это указатель на класс то префикс используется тот-же что и у указываемого класса при этом указываемый класс становится парент-классом для объявляемого класса.</text:p>
      <text:p text:style-name="P5"/>
      <text:p text:style-name="P5">В другом случае <text:span text:style-name="T2">prefix </text:span>является конкретной строкой префикса которая будет задана для генерирующего указатели данного класса <text:span text:style-name="T2">uid</text:span>-генератора</text:p>
      <text:p text:style-name="Text_20_body"/>
      <text:p text:style-name="P5">если <text:span text:style-name="T2">suffix == “” </text:span>то суффикс берётся от парент-класса</text:p>
      <text:p text:style-name="P5"/>
      <text:p text:style-name="P5">если <text:span text:style-name="T2">suffix —</text:span> указатель на класс, то суффикс <text:span text:style-name="T2">uid</text:span>-генератора объявляемого класса берётся от парент-класса. При этом указываемый класс становится парент классом объявляемого класса.</text:p>
      <text:p text:style-name="P5"/>
      <text:p text:style-name="P5">Если длинна <text:span text:style-name="T2">suffix </text:span>более 2ух символов то строка <text:span text:style-name="T2">suffix </text:span>является конкретной строкой суффикса которая будет задана для генерирующего указатели данного класса <text:span text:style-name="T2">uid</text:span>-генератора</text:p>
      <text:p text:style-name="P5"/>
      <text:p text:style-name="P5">если длинна <text:span text:style-name="T2">suffix </text:span>равняется одному или двум символам, то:</text:p>
      <text:p text:style-name="P5"><text:soft-page-break/></text:p>
      <text:p text:style-name="P5"/>
      <text:p text:style-name="Text_20_body"/>
      <text:p text:style-name="Text_20_body"/>
      <text:p text:style-name="P5">каждый объявляемый класс — вне зависимости от формы его объявления — в любом случае имеет парент-класс.</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Good, thanks for the feedback — I’ll try to take your opinion into account and possibly update the documentation (I’m trying to figure out what was done incorrectly).</text:p>
      <text:p text:style-name="Text_20_body"><text:span text:style-name="Strong_20_Emphasis">namespace:</text:span> No, the question was addressed to you because right now I’m a bit confused about how to properly name the functions of the following library I’m about to publish, which deals with arrays (joins of various types and some operations related to copying indices).</text:p>
      <text:p text:style-name="Text_20_body">It seems logical to name the function that joins array elements as:</text:p>
      <text:p text:style-name="Preformatted_20_Text"/>
      <text:p text:style-name="P3"><text:span text:style-name="Source_20_Text">array::join( A )</text:span></text:p>
      <text:p text:style-name="P4"><text:span text:style-name="Source_20_Text">array::join2( A, B )</text:span></text:p>
      <text:p text:style-name="Text_20_body">But I don’t like long names, especially those frequently used in code, so I prefer to name functions based on the method and more concisely:</text:p>
      <text:p text:style-name="Preformatted_20_Text"/>
      <text:p text:style-name="P4"><text:span text:style-name="Source_20_Text">ret::a( A )</text:span></text:p>
      <text:p text:style-name="Text_20_body">or:</text:p>
      <text:p text:style-name="P4"><text:span text:style-name="Source_20_Text">ret::ab( A, B )</text:span></text:p>
      <text:p text:style-name="Text_20_body"><text:soft-page-break/>Judging by your response, you’ve mixed up two concepts that I’m trying to convey in the documentation: the concept of pointers and the concept of HID.</text:p>
      <text:p text:style-name="Text_20_body"/>
      <text:p text:style-name="Text_20_body">sirius303</text:p>
      <text:p text:style-name="Text_20_body"/>
      <text:p text:style-name="Text_20_body"><text:span text:style-name="Strong_20_Emphasis">pointers:</text:span> This library is just a small one, and I can’t fully explain what a pointer is and how to use it within its scope. Moreover, UID strings are not full-fledged pointers in the truest sense of the word. This is all at the level of class implementation, and this will be covered later if I get some interesting feedback on this work. The library is designed for users who know what to do with generated UID strings.</text:p>
      <text:p text:style-name="Text_20_body">UID strings are just abstract strings that <text:span text:style-name="Emphasis">can</text:span> be used as pointers, but they are not true pointers in the full sense of the word.</text:p>
      <text:p text:style-name="Text_20_body"><text:span text:style-name="Strong_20_Emphasis">HID:</text:span> I’ve explained the essence of the problem quite thoroughly in the documentation. However, if I have to explain to you why sometimes it’s necessary to store additional information (like a sub-array with a sequential list of indices in the main array) — then we won’t understand each other from the get-go. And this is a very important point for me because it indicates an obvious gap in the documentation.</text:p>
      <text:p text:style-name="Text_20_body">Here’s a concrete example: The array contains file names as indices that need to be processed in a specific way. However, for certain reasons, we can’t process them in just any order. We have to process them in a strictly defined sequence. How do we do this? The solution: In the main array, we create a sub-array — let’s call it “LIST” — inside which the indices in the main array are listed sequentially. The question: where can we place such a sub-array? If we simply create it under the index “LIST,” then if a file with the same name appears in the file list, well... you understand what will happen — a conflict. This is precisely what is meant by service indices — indices containing some auxiliary information, not the main data. In short, it’s suggested to record such indices not as “LIST” but as LIST <text:span text:style-name="T1">(</text:span><text:span text:style-name="T2">using carrier variable containing </text:span><text:span text:style-name="T1">“</text:span><text:span text:style-name="T2">strong</text:span><text:span text:style-name="T1">” </text:span><text:span text:style-name="T2">value)</text:span>. This is explained in the documentation.</text:p>
      <text:p text:style-name="P5">Другой стороной вопроса является: в случае <text:span text:style-name="T2">for-in </text:span>цикла как нам избежать отработки «служебных» индексов? Если говорить о массиве из примера выше — то внутри <text:span text:style-name="T2">for-in </text:span>цикла нам рано или поздно попадётся индекс «<text:span text:style-name="T2">LIST</text:span>» <text:span text:style-name="T2">- </text:span>и как мы поймём что это не имя очередного файла, а специальный индекс? Вот в том числе и для этого все <text:span text:style-name="T2">«</text:span>сильные<text:span text:style-name="T2">» </text:span>значения проходят регистрацию через функцию <text:a xlink:type="simple" xlink:href="hid::get" text:style-name="Internet_20_link" text:visited-style-name="Visited_20_Internet_20_Link">hid::get</text:a><text:span text:style-name="T2">(). </text:span>Также следует обратить внимание на то, что в случае объявления глобального <text:span text:style-name="T2">hid </text:span>- переменные в различных <text:span text:style-name="T2">namespace </text:span>получают одно и то-же значение</text:p>
      <text:p text:style-name="P5"/>
      <text:p text:style-name="P5">конечно можно усложнить индекс до невозможности <text:s/>для файлового имени, однако при этом мы потеряем в читабельности кода а кроме того у нас будет код в котором константно повторяется много раз одно и то-же выражение. И кроме того — это частное решение вопроса. Регистрация «сильных» значений включает в себя их накопление в качестве индексов в массиве <text:span text:style-name="T2">HID </text:span>что позволяет нам внутри <text:span text:style-name="T2">for</text:span>-<text:span text:style-name="T2">in</text:span> цикла делать всегда одну и ту-же проверку:</text:p>
      <text:p text:style-name="P5"/>
      <text:p text:style-name="P6">for ( i in A )</text:p>
      <text:p text:style-name="P5"><text:tab/><text:span text:style-name="T2">if ( i in HID )</text:span></text:p>
      <text:p text:style-name="P5"><text:span text:style-name="T2"><text:tab/><text:tab/>continue</text:span></text:p>
      <text:p text:style-name="Text_20_body"><text:soft-page-break/><text:tab/>else<text:tab/>...</text:p>
      <text:p text:style-name="Text_20_body"/>
      <text:p text:style-name="Text_20_body"/>
      <text:p text:style-name="Text_20_body"/>
      <text:p text:style-name="Text_20_body"/>
      <text:p text:style-name="Text_20_body">As far as I understand — you’re one of the most important people on the planet when it comes to the AWK programming language — I thought this might be of interest to you.</text:p>
      <text:p text:style-name="Text_20_body">Sorry if I’m mistaken.</text:p>
      <text:p text:style-name="Standard"/>
      <text:p text:style-name="Standard"/>
      <text:p text:style-name="Standard"/>
      <text:p text:style-name="Standard"/>
      <text:p text:style-name="P1">В этом и проблема что пока </text:p>
      <text:p text:style-name="Standard"/>
      <text:p text:style-name="P1">Ваш вопрос — огромен.</text:p>
      <text:p text:style-name="P1"/>
      <text:p text:style-name="P1"/>
      <text:p text:style-name="P1"/>
      <text:p text:style-name="P1"/>
      <text:p text:style-name="P1"/>
      <text:p text:style-name="P1"/>
      <text:p text:style-name="P1"><text:span text:style-name="T2">Janis: </text:span>What do you mean by "strong values"?</text:p>
      <text:p text:style-name="P1"/>
      <text:p text:style-name="P2">See documentation: hid</text:p>
      <text:p text:style-name="P1"/>
      <text:p text:style-name="P1"/>
      <text:p text:style-name="P1"/>
      <text:p text:style-name="P1"/>
      <text:p text:style-name="P1"/>
      <text:p text:style-name="P1"><text:span text:style-name="T2">Janis: </text:span>Do you (maybe) mean "references"? Or really "pointers" as we know them</text:p>
      <text:p text:style-name="P1">from C or C++?</text:p>
      <text:p text:style-name="P1"/>
      <text:p text:style-name="P2">I mean true pointers – but not at this level yet. </text:p>
      <text:p text:style-name="Text_20_body"/>
      <text:p text:style-name="Text_20_body">A pointer — being a short special string — can reference as many arrays and strings as you want:</text:p>
      <text:p text:style-name="Preformatted_20_Text"/>
      <text:p text:style-name="P4"><text:span text:style-name="Source_20_Text">FIELD[ ptr ] <text:s/>FIELD2[ ptr ] <text:s/>FIELD3[ ptr ] ...</text:span></text:p>
      <text:p text:style-name="Text_20_body">By passing the pointer string, you’re passing an "object" — not a string, not an array, but a collection of them.</text:p>
      <text:p text:style-name="Text_20_body">Let me give you the simplest example:</text:p>
      <text:p text:style-name="Text_20_body">For sequential parsing of a string, we need to store the original string somewhere and associate it with the index of the current character from which the next search (match) will take place. The question is: how do you link two independent values? Through a pointer:</text:p>
      <text:p text:style-name="Text_20_body"><text:soft-page-break/>Let’s assume the original string is stored in <text:span text:style-name="Source_20_Text">_MAC[ ptr ]</text:span> and the index of the current character in the string is stored in <text:span text:style-name="Source_20_Text">_MACSP[ ptr ]</text:span>. By passing <text:span text:style-name="Source_20_Text">ptr</text:span>, you’re passing both of these values. Now imagine how many different fields an object can have — and all of this is passed by a short pointer string.</text:p>
      <text:p text:style-name="Text_20_body">A pointer can be assigned to a variable and returned as a function result. Pointers can be combined and passed together as a list.</text:p>
      <text:p text:style-name="Text_20_body">To understand this better, check the library’s code — how the UID generators are implemented is an excellent example of how to work with pointers.</text:p>
      <text:p text:style-name="P1"/>
      <text:p text:style-name="P1"/>
      <text:p text:style-name="P2">Janis</text:p>
      <text:p text:style-name="P2"/>
      <text:p text:style-name="P2">A quick general comment...</text:p>
      <text:p text:style-name="P2"/>
      <text:p text:style-name="P2">Awk is a HLL, abstracting from low-level constructs. It's beyond me</text:p>
      <text:p text:style-name="P2">why you think that pointers would be necessary or even "key for the</text:p>
      <text:p text:style-name="P2">further development of programming in awk as a whole".</text:p>
      <text:p text:style-name="P2"/>
      <text:p text:style-name="P2">I might say more if I'll have read the documentation.</text:p>
      <text:p text:style-name="P2"/>
      <text:p text:style-name="P1">Это именно то, о чём я и говорю — высший уровень конструкций. Теперь мы можем оперировать «объектами» а не только строками или массивами</text:p>
      <text:p text:style-name="P1"/>
      <text:p text:style-name="P1"/>
      <text:p text:style-name="P2">Janis:</text:p>
      <text:p text:style-name="P1"/>
      <text:p text:style-name="P1">BTW; I would have appreciated it if you'd have provided some minimum</text:p>
      <text:p text:style-name="P1">more concrete information here in this newsgroup about the features,</text:p>
      <text:p text:style-name="P1">rationale, and similar useful information, before directing us to</text:p>
      <text:p text:style-name="P1">external Web-links to github trees.</text:p>
      <text:p text:style-name="P1"/>
      <text:p text:style-name="P5">The difficulty lies in the fact that the unique strings generated by this library are not fully-fledged pointers. Such pointers only appear with the class-based implementation, which I also plan to release. Yes, you can use the strings generated by the default UID generator as pointers, but they are merely abstract strings — which, for example, can be placed directly into the original data if, say, it’s text.</text:p>
      <text:p text:style-name="Text_20_body">Therefore, the description of basic pointer manipulation techniques is a task for the future class-based implementation. This library only provides the bodies of the pointers. Nevertheless, they CAN be used effectively in <text:span text:style-name="Source_20_Text">awk</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Трудность заключается в том, что генерируемые данной библиотекой уникальные строки — не являются полноценными указателями. Такие указатели появляются только с классовой имплементацией которую я планирую также выложить. Да вы можете использовать генерируемые дефолтовым <text:span text:style-name="T2">uid</text:span>-генератором строки и использовать их как указатели, но это всего-лишь просто абстрактные строки — которые например можно помещать прямо в исходные данные если например это текст</text:p>
      <text:p text:style-name="P1"/>
      <text:p text:style-name="P1">соотвтственно и описание базовых техник работы с указателями — это задача для будущей классовой имплементации. А данная библиотека даёт только тела указателей. Тем не менее их МОЖНО ЭФФЕКТИВНО использовать в <text:span text:style-name="T2">awk.</text:span></text:p>
      <text:p text:style-name="P1"/>
      <text:p text:style-name="P1"/>
      <text:p text:style-name="P1"/>
      <text:p text:style-name="P1"/>
      <text:p text:style-name="P1"/>
      <text:p text:style-name="P1"/>
      <text:p text:style-name="P1"/>
      <text:p text:style-name="P1">Janis</text:p>
      <text:p text:style-name="P1"/>
      <text:p text:style-name="P1">я имею ввиду самые настоящие указатели — но не на этом уровне ещё. В документации я указал что моей целью является классовая имплементация для <text:span text:style-name="T2">awk – </text:span>и вот ТАМ появляется уже самые настоящие <text:s/>указатели. А это библиотека пролог — и да — вы можете полноценно адресовать указателями любые объёмы информации</text:p>
      <text:p text:style-name="P1"/>
      <text:p text:style-name="P1">смотрите:</text:p>
      <text:p text:style-name="P1"/>
      <text:p text:style-name="P1">указатель — являясь короткой специальной строкой — адресует сколько угодно массивов и строк:</text:p>
      <text:p text:style-name="P1"/>
      <text:p text:style-name="P1"><text:tab/><text:span text:style-name="T2">FIELD[ ptr ]<text:tab/>FIELD2[ ptr ] <text:s/>FIELD3[ ptr ] ...</text:span></text:p>
      <text:p text:style-name="P1"><text:span text:style-name="T2"/></text:p>
      <text:p text:style-name="P1">передавая строку указателя вы передаёте «объект» - не строку, и не массив, а их множество.</text:p>
      <text:p text:style-name="P1"/>
      <text:p text:style-name="P1">Приведу простейший пример:</text:p>
      <text:p text:style-name="P1"/>
      <text:p text:style-name="P1">для последовательного парсинга некоторой строки нам требуется где-то поместить исходную строку и с ней ассоциировать индекс текущего символа в исходной строке начиная с которого будет происходить следующий поиск (<text:span text:style-name="T2">match). </text:span>Вопрос: как связать два независимых значения? Через указатель:</text:p>
      <text:p text:style-name="P1"/>
      <text:p text:style-name="P1">предположим что исходная строка помещается в _<text:span text:style-name="T2">MAC[ ptr ] </text:span>а индекс текущего символа в строке помещается в <text:span text:style-name="T2">_MACSP[ ptr ]. </text:span>передавая <text:span text:style-name="T2">ptr </text:span>вы передаёте оба этих значения. А теперь представьте себе сколько у объекта может быть различных полей — и всё это — передаётся короткой строкой указателя. <text:s/></text:p>
      <text:p text:style-name="P1"/>
      <text:p text:style-name="P1">Указатель можно присвоить переменной и его можно вернуть как результат функции. Указатели <text:soft-page-break/>можно складывать вместе и передавать вместе как список.</text:p>
      <text:p text:style-name="P1"/>
      <text:p text:style-name="P1">для понимания смотрите код библиотеки — то как реализованы <text:span text:style-name="T2">uid</text:span>-генераторы является прекрасным примером того как надо работать от указателя.</text:p>
      <text:p text:style-name="P1"/>
      <text:p text:style-name="P1"/>
      <text:p text:style-name="P1"/>
      <text:p text:style-name="P1"/>
      <text:p text:style-name="P1"/>
      <text:p text:style-name="P1">Вот поэтому я считаю что это принципиально важно для этого языка.</text:p>
      <text:p text:style-name="P1"/>
      <text:p text:style-name="P1"/>
      <text:p text:style-name="P1"/>
      <text:p text:style-name="P1"/>
      <text:p text:style-name="P1">В чём-же поинт предлагаемой структуры указателей (она естьв документации)</text:p>
      <text:p text:style-name="P1"/>
      <text:p text:style-name="P1">Теперь идём дальше: указатели имеют характерную структуру — легко распознаваемую регулярными выражениями — причём с возможностью поиска указателей также и определённых типов(классов).</text:p>
      <text:p text:style-name="P1"/>
      <text:p text:style-name="P1">Таким образом у нас появляться также понятие списка указателей - их достаточно просто вместе соединять в одну строку.</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gi </meta:initial-creator>
    <meta:creation-date>2024-10-11T14:43:06.02</meta:creation-date>
    <meta:document-statistic meta:table-count="0" meta:image-count="0" meta:object-count="0" meta:page-count="7" meta:paragraph-count="83" meta:word-count="1697" meta:character-count="10362"/>
    <dc:date>2024-10-13T04:33:46.87</dc:date>
    <dc:creator>digi </dc:creator>
    <meta:editing-duration>PT13M30S</meta:editing-duration>
    <meta:editing-cycles>1</meta:editing-cycles>
    <meta:generator>OpenOffice/4.1.15$Win32 OpenOffice.org_project/4115m2$Build-9813</meta:generator>
  </office:meta>
</office:document-meta>
</file>